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style:style>
    <style:style style:name="P2" style:family="paragraph" style:parent-style-name="Standard">
      <style:paragraph-properties fo:margin-top="0cm" fo:margin-bottom="0cm" loext:contextual-spacing="false" fo:line-height="150%" fo:text-align="center" style:justify-single-word="false"/>
    </style:style>
    <style:style style:name="P3" style:family="paragraph" style:parent-style-name="Standard">
      <style:paragraph-properties fo:margin-top="0cm" fo:margin-bottom="0cm" loext:contextual-spacing="false" fo:line-height="150%" fo:text-align="justify" style:justify-single-word="false"/>
    </style:style>
    <style:style style:name="P4" style:family="paragraph" style:parent-style-name="Standard">
      <style:paragraph-properties fo:margin-top="0cm" fo:margin-bottom="0cm" loext:contextual-spacing="false" fo:line-height="150%"/>
      <style:text-properties style:font-name="Times New Roman" style:font-name-asian="Times New Roman1" style:font-name-complex="Times New Roman1"/>
    </style:style>
    <style:style style:name="P5" style:family="paragraph" style:parent-style-name="Standard">
      <style:paragraph-properties fo:margin-top="0cm" fo:margin-bottom="0cm" loext:contextual-spacing="false" fo:line-height="150%"/>
      <style:text-properties style:font-name="Times New Roman" fo:font-size="13pt" style:font-name-asian="Times New Roman1" style:font-size-asian="13pt" style:font-name-complex="Times New Roman1" style:font-size-complex="13pt"/>
    </style:style>
    <style:style style:name="P6" style:family="paragraph" style:parent-style-name="Standard">
      <style:paragraph-properties fo:margin-top="0cm" fo:margin-bottom="0cm" loext:contextual-spacing="false"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7" style:family="paragraph" style:parent-style-name="Standard">
      <style:paragraph-properties fo:margin-top="0cm" fo:margin-bottom="0cm"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master-page-name="Standard">
      <style:paragraph-properties fo:margin-top="0cm" fo:margin-bottom="0cm" loext:contextual-spacing="false" fo:line-height="150%" style:page-number="1"/>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3pt" style:font-name-asian="Times New Roman1" style:font-size-asian="13pt" style:font-name-complex="Times New Roman1" style:font-size-complex="13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and Industrial Microbiology</text:span></text:p>
      <text:p text:style-name="P1"><text:span text:style-name="T2">10 Capistrano, Nikki Cyrill C.</text:span></text:p>
      <text:p text:style-name="P1"><text:span text:style-name="T2">3B- Biochemistry</text:span></text:p>
      <text:p text:style-name="P4"/>
      <text:p text:style-name="P2"><text:span text:style-name="T3">Microorganisms, boon or bane? Why? </text:span></text:p>
      <text:p text:style-name="P5"/>
      <text:p text:style-name="P9"><text:span text:style-name="T4">Scientifically, microorganisms are microscopic, living, single-celled organisms such as bacteria. It play an important role in this world. According to a dictionary, boon means a thing that is helpful or beneficial while bane means a cause of great distress or annoyance. I believed that the microorganisms are bane organism for some reason. </text:span></text:p>
      <text:p text:style-name="P7"/>
      <text:p text:style-name="P9"><text:span text:style-name="T4">They cause diseases and infection. Common infectious diseases are colds caused by rhinovirus microbes, chickenpox caused by </text:span><text:span text:style-name="T5">Varicella zoster</text:span><text:span text:style-name="T4">, german measles caused by Rubella, and many more. Microorganisms can enter the body through respiratory tract, gastrointestinal tract, urogenital tract and breaks in the skin surface. As a human being, our health is the most important aspect and microorganisms are the primary cause of some harmful diseases.</text:span></text:p>
      <text:p text:style-name="P7"/>
      <text:p text:style-name="P9"><text:span text:style-name="T4">Recently, a cholera outbreak rages on in Yemen. A 350,000 suspected case as of July 17, 2017. So far, 1,790 people have died, and an average of 5,000 new cases everyday. Cholera outbreaks have been a long-standing problem within the country. Cholera is a diarrheal disease caused by the bacterium Vibrio cholerae. The illness spreads through contamination of drinking water or food sources and from contact with the feces of an infected person. Symptoms include diarrhea, vomiting, and leg cramps. <text:s/></text:span></text:p>
      <text:p text:style-name="P7"/>
      <text:p text:style-name="P9"><text:span text:style-name="T4">This shows that microorganisms are bane to human being. It causes disease and infection that may lead to death of some of people. <text:s/>They causes a harmful effect without even noticing. Microorganisms are quite hard to deal with, because it cannot be seen by the naked eye. Researchers are spending lots of money to buy equipments to be used for the experimentation of microorganism.</text:span></text:p>
      <text:p text:style-name="P6"/>
      <text:p text:style-name="P6"/>
      <text:p text:style-name="P6"/>
      <text:p text:style-name="P6"/>
      <text:p text:style-name="P6"/>
      <text:p text:style-name="P6"/>
      <text:p text:style-name="P1"><text:span text:style-name="T1">General and Industrial Microbiology</text:span></text:p>
      <text:p text:style-name="P1"><text:soft-page-break/><text:span text:style-name="T2">10 Capistrano, Nikki Cyrill C.</text:span></text:p>
      <text:p text:style-name="P1"><text:span text:style-name="T2">3B- Biochemistry</text:span></text:p>
      <text:p text:style-name="P6"/>
      <text:p text:style-name="P2"><text:span text:style-name="T3">Are you in favor of genetically modified microorganisms (GMO)? Why?</text:span></text:p>
      <text:p text:style-name="P5"/>
      <text:p text:style-name="P3"><text:span text:style-name="T4"><text:tab/>Genetically modified organism (GMO) is the result of laboratory processes in which a gene of one species are extracted and artificially forced into the genes of an unrelated organism. The foreign genes may come from bacteria, viruses, insects, animals or even humans. This involves the transfer of genes, thus GMOs are also known as “transgenic” organisms. In my opinion, i am not in favor of genetically modified microorganism. The manipulation of genes of a certain species may lead to a certain damage to our environment or harmful effects on human being.</text:span></text:p>
      <text:p text:style-name="P7"/>
      <text:p text:style-name="P3"><text:span text:style-name="T4"><text:tab/>There are certain things to consider in manipulating a specific genes. In an article entitled “</text:span><text:span text:style-name="T5">Challenging Evolution: How GMOs Can Influence Genetic Diversity” </text:span><text:span text:style-name="T4">by Heather Landry, it tackled all about GMOs. A major concern of GMO is that it will cause reduced genetic diversity of plants and animals in the environment. It means that the DNA, which codes for proteins will become more similar and we all know that genetic diversity is very important. One example when a lack of genetic diversity lead to a major agricultural problem is the potato famine that afflicted Ireland in the mid 1800s. At that time, Ireland was heavily dependent on potatoes for nutrition, and the type of potatoes they cultivated were not grown from seeds. Instead, they planted sections from a parent potato. In this way, all potatoes were clones of their parents and contained identical genetic information. The lack of genetic variability in these potato crops proved detrimental when an invasive pathogen, </text:span><text:span text:style-name="T5">P. infestans</text:span><text:span text:style-name="T4">, wiped out the entire population. Because all potatoes had nearly similar genes, there were no populations of potatoes with favorable traits that allowed them to evade </text:span><text:span text:style-name="T5">P. infestans</text:span><text:span text:style-name="T4">. Another thing is that GMO might be too advantageous because of uncontrolled growth when applied to a certain animal. <text:s/>This is the reasons why genetically modified organisms are not good in our environment.</text:span></text:p>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fo:background-color="#ffffff"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613" meta:character-count="3880" meta:non-whitespace-character-count="3273"/>
    <meta:generator>LibreOffice/5.3.6.1$Linux_X86_64 LibreOffice_project/30m0$Build-1</meta:generator>
  </office:meta>
</office:document-meta>
</file>